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svg:stroke-color="#0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Open Sans'" style:font-family-generic="swiss" style:font-pitch="variable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text-properties fo:font-family="'Open Sans'" style:font-family-generic="swiss" style:font-pitch="variable"/>
    </style:style>
    <style:style style:name="P4" style:family="paragraph"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Open Sans'" style:font-family-generic="swiss" style:font-pitch="variabl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4cm" svg:y1="13.574cm" svg:x2="25.765cm" svg:y2="13.574cm">
          <text:p/>
        </draw:line>
        <draw:custom-shape draw:style-name="gr2" draw:text-style-name="P2" xml:id="id5" draw:id="id5" draw:layer="layout" svg:width="2.667cm" svg:height="2.667cm" svg:x="13.82cm" svg:y="9.41cm">
          <text:p text:style-name="P2"><text:span text:style-name="T1">mission</text:span></text:p>
          <text:p text:style-name="P2"><text:span text:style-name="T1">ab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667cm" svg:height="2.667cm" svg:x="18.903cm" svg:y="18.246cm">
          <text:p text:style-name="P2"><text:span text:style-name="T1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.667cm" svg:height="2.667cm" svg:x="6.842cm" svg:y="12.176cm">
          <text:p text:style-name="P1">ar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67cm" svg:height="2.667cm" svg:x="6.862cm" svg:y="18.246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67cm" svg:height="2.667cm" svg:x="6.862cm" svg:y="25.139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19cm" svg:y1="14.453cm" svg:x2="9.139cm" svg:y2="18.636cm" draw:start-shape="id1" draw:start-glue-point="9" draw:end-shape="id2" draw:end-glue-point="11" svg:d="m9119 14453c0 3136 20 1045 20 4183">
          <text:p/>
        </draw:connector>
        <draw:connector draw:style-name="gr5" draw:text-style-name="P1" draw:layer="layout" draw:type="curve" svg:x1="7.252cm" svg:y1="18.636cm" svg:x2="7.232cm" svg:y2="14.453cm" draw:start-shape="id2" draw:start-glue-point="5" draw:end-shape="id1" draw:end-glue-point="7" svg:d="m7252 18636c0-3138-20-1047-20-4183">
          <text:p/>
        </draw:connector>
        <draw:connector draw:style-name="gr5" draw:text-style-name="P1" draw:layer="layout" draw:type="curve" svg:x1="8.196cm" svg:y1="25.139cm" svg:x2="8.195cm" svg:y2="20.913cm" draw:start-shape="id3" draw:start-glue-point="4" draw:end-shape="id2" svg:d="m8196 25139c0-3169-1-1057-1-4226">
          <text:p/>
        </draw:connector>
        <draw:connector draw:style-name="gr6" draw:text-style-name="P1" draw:layer="layout" draw:type="curve" svg:x1="9.529cm" svg:y1="19.58cm" svg:x2="18.903cm" svg:y2="19.58cm" draw:start-shape="id2" draw:start-glue-point="10" draw:end-shape="id4" draw:end-glue-point="6" svg:d="m9529 19580h9374">
          <text:p/>
        </draw:connector>
        <draw:connector draw:style-name="gr6" draw:text-style-name="P1" draw:layer="layout" draw:type="curve" svg:x1="16.487cm" svg:y1="10.744cm" svg:x2="20.237cm" svg:y2="18.246cm" draw:start-shape="id5" draw:start-glue-point="10" draw:end-shape="id4" draw:end-glue-point="4" svg:d="m16487 10744c2500 0 3750 2500 3750 7502">
          <text:p/>
        </draw:connector>
        <draw:connector draw:style-name="gr6" draw:text-style-name="P1" draw:layer="layout" draw:type="curve" draw:line-skew="1.368cm" svg:x1="9.509cm" svg:y1="13.509cm" svg:x2="19.293cm" svg:y2="18.636cm" draw:start-shape="id1" draw:end-shape="id4" draw:end-glue-point="5" svg:d="m9509 13509c9097 0 4206 5127 9784 5127">
          <text:p/>
        </draw:connector>
        <draw:connector draw:style-name="gr7" draw:text-style-name="P1" draw:layer="layout" draw:type="curve" svg:x1="9.139cm" svg:y1="27.416cm" svg:x2="19.293cm" svg:y2="20.523cm" draw:start-shape="id3" draw:start-glue-point="9" draw:end-shape="id4" draw:end-glue-point="7" svg:d="m9139 27416c7615 0 2539-6893 10154-6893">
          <text:p text:style-name="P1"><text:s/></text:p>
        </draw:connector>
        <draw:custom-shape draw:style-name="gr4" draw:text-style-name="P1" xml:id="id6" draw:id="id6" draw:layer="layout" svg:width="2.667cm" svg:height="2.667cm" svg:x="10.144cm" svg:y="21.701cm">
          <text:p text:style-name="P1">reb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1.478cm" svg:y1="24.368cm" svg:x2="9.529cm" svg:y2="26.473cm" draw:start-shape="id6" draw:start-glue-point="8" draw:end-shape="id3" draw:end-glue-point="10" svg:d="m11478 24368c0 1404-649 2105-1949 2105">
          <text:p/>
        </draw:connector>
        <draw:connector draw:style-name="gr6" draw:text-style-name="P1" draw:layer="layout" draw:type="curve" svg:x1="21.18cm" svg:y1="20.523cm" svg:x2="21.18cm" svg:y2="18.636cm" draw:start-shape="id4" draw:start-glue-point="9" draw:end-shape="id4" draw:end-glue-point="11" svg:d="m21180 20523c1374 0 1374-1887 0-1887">
          <text:p/>
        </draw:connector>
        <draw:frame draw:style-name="gr8" draw:text-style-name="P4" draw:layer="layout" svg:width="1.438cm" svg:height="0.924cm" draw:transform="rotate (1.5707963267949) translate (6.437cm 17.573cm)">
          <draw:text-box>
            <text:p text:style-name="P3"><text:span text:style-name="T2">arm</text:span></text:p>
          </draw:text-box>
        </draw:frame>
        <draw:frame draw:style-name="gr8" draw:text-style-name="P4" draw:layer="layout" svg:width="2.102cm" svg:height="0.924cm" draw:transform="rotate (1.5707963267949) translate (9.104cm 17.789cm)">
          <draw:text-box>
            <text:p text:style-name="P3"><text:span text:style-name="T2">disarm</text:span></text:p>
          </draw:text-box>
        </draw:frame>
        <draw:frame draw:style-name="gr8" draw:text-style-name="P4" draw:layer="layout" svg:width="1.836cm" svg:height="0.924cm" svg:x="22.459cm" svg:y="19.075cm">
          <draw:text-box>
            <text:p text:style-name="P3"><text:span text:style-name="T2">alarm</text:span></text:p>
          </draw:text-box>
        </draw:frame>
        <draw:frame draw:style-name="gr8" draw:text-style-name="P4" draw:layer="layout" svg:width="3.41cm" svg:height="2.27cm" draw:transform="rotate (1.5707963267949) translate (7.032cm 24.807cm)">
          <draw:text-box>
            <text:p text:style-name="P3"><text:span text:style-name="T2">position lock</text:span></text:p>
            <text:p text:style-name="P3"><text:span text:style-name="T2"/></text:p>
            <text:p text:style-name="P3"><text:span text:style-name="T2">sensor init</text:span></text:p>
          </draw:text-box>
        </draw:frame>
        <draw:custom-shape draw:style-name="gr4" draw:text-style-name="P2" xml:id="id7" draw:id="id7" draw:layer="layout" svg:width="2.667cm" svg:height="2.667cm" svg:x="2.524cm" svg:y="18.258cm">
          <text:p text:style-name="P2"><text:span text:style-name="T1">in-air</text:span></text:p>
          <text:p text:style-name="P2"><text:span text:style-name="T1">re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862cm" svg:y1="26.473cm" svg:x2="3.858cm" svg:y2="20.925cm" draw:start-shape="id3" draw:start-glue-point="6" draw:end-shape="id7" draw:end-glue-point="8" svg:d="m6862 26473c-2003 0-3004-1849-3004-5548">
          <text:p/>
        </draw:connector>
        <draw:connector draw:style-name="gr9" draw:text-style-name="P1" draw:layer="layout" draw:type="curve" svg:x1="3.858cm" svg:y1="18.258cm" svg:x2="6.842cm" svg:y2="13.51cm" draw:start-shape="id7" draw:start-glue-point="4" draw:end-shape="id1" draw:end-glue-point="6" svg:d="m3858 18258c0-3166 994-4748 2984-4748">
          <text:p/>
        </draw:connector>
        <draw:frame draw:style-name="gr8" draw:text-style-name="P5" draw:layer="layout" svg:width="2.03cm" svg:height="1.115cm" svg:x="22.677cm" svg:y="12.177cm">
          <draw:text-box>
            <text:p text:style-name="P5">in-air</text:p>
          </draw:text-box>
        </draw:frame>
        <draw:frame draw:style-name="gr8" draw:text-style-name="P3" draw:layer="layout" svg:width="3.406cm" svg:height="1.115cm" svg:x="22.55cm" svg:y="13.828cm">
          <draw:text-box>
            <text:p text:style-name="P3">grounded</text:p>
          </draw:text-box>
        </draw:frame>
        <draw:connector draw:style-name="gr6" draw:text-style-name="P1" draw:layer="layout" draw:type="curve" svg:x1="8.176cm" svg:y1="12.176cm" svg:x2="13.82cm" svg:y2="10.744cm" draw:start-shape="id1" draw:start-glue-point="4" draw:end-shape="id5" draw:end-glue-point="6" svg:d="m8176 12176c0-955 1881-1432 5644-1432">
          <text:p/>
        </draw:connector>
        <draw:connector draw:style-name="gr5" draw:text-style-name="P1" draw:layer="layout" draw:type="curve" svg:x1="9.529cm" svg:y1="19.58cm" svg:x2="11.478cm" svg:y2="21.701cm" draw:start-shape="id2" draw:start-glue-point="10" draw:end-shape="id6" draw:end-glue-point="4" svg:d="m9529 19580c1300 0 1949 707 1949 21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8-20T13:12:39</meta:creation-date>
    <dc:date>2013-01-20T19:45:57</dc:date>
    <meta:editing-duration>PT1M15S</meta:editing-duration>
    <meta:editing-cycles>3</meta:editing-cycles>
    <meta:generator>LibreOffice/3.6$MacOSX_x86 LibreOffice_project/e29a214-2bbed72-0621de6-a97528c-8f066d</meta:generator>
    <meta:document-statistic meta:object-count="27"/>
  </office:meta>
</office:document-meta>
</file>